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serif"/>
    <style:font-face style:name="Helvetica Neue" svg:font-family="'Helvetica Neue', Helvetica, Arial,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use-window-font-color="true" style:font-name="Times New Roman" fo:font-size="12pt" style:font-size-asian="12pt" style:font-size-complex="12pt"/>
    </style:style>
    <style:style style:name="P3" style:family="paragraph" style:parent-style-name="Text_20_body">
      <style:text-properties fo:font-variant="normal" fo:text-transform="none" fo:color="#333333" style:font-name="Times New Roman"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1252in" fo:margin-bottom="0.0799in" style:line-height-at-least="0.2189in" fo:widows="1" fo:text-indent="0in" style:auto-text-indent="false"/>
      <style:text-properties fo:font-variant="normal" fo:text-transform="none" fo:color="#333333" style:font-name="Times New Roman" fo:font-size="12pt" fo:letter-spacing="normal" fo:font-style="normal" fo:font-weight="normal"/>
    </style:style>
    <style:style style:name="P5" style:family="paragraph" style:parent-style-name="Text_20_body">
      <style:paragraph-properties fo:margin-left="0in" fo:margin-right="0in" fo:margin-top="0.1252in" fo:margin-bottom="0.0799in" style:line-height-at-least="0.2189in" fo:widows="1" fo:text-indent="0in" style:auto-text-indent="false"/>
      <style:text-properties fo:font-variant="normal" fo:text-transform="none" fo:color="#000000" style:font-name="Times New Roman" fo:font-size="12pt" fo:letter-spacing="normal" fo:font-style="normal" fo:font-weight="normal"/>
    </style:style>
    <style:style style:name="T1" style:family="text">
      <style:text-properties fo:font-variant="normal" fo:text-transform="none" fo:color="#3e3e3e" style:font-name="Georgia" fo:font-size="11.25pt" fo:letter-spacing="normal" fo:font-style="normal" fo:font-weight="normal" style:font-size-asian="12pt" style:font-size-complex="12pt"/>
    </style:style>
    <style:style style:name="T2" style:family="text">
      <style:text-properties fo:font-variant="normal" fo:text-transform="none" fo:color="#3e3e3e" fo:font-size="11.25pt" fo:letter-spacing="normal" fo:font-style="normal" fo:font-weight="normal" style:font-size-asian="12pt" style:font-size-complex="12pt"/>
    </style:style>
    <style:style style:name="T3" style:family="text">
      <style:text-properties fo:font-variant="normal" fo:text-transform="none" fo:color="#3e3e3e" fo:letter-spacing="normal" fo:font-style="normal" fo:font-weight="normal"/>
    </style:style>
    <style:style style:name="T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5" style:family="text">
      <style:text-properties fo:font-variant="normal" fo:text-transform="none" style:use-window-font-color="true" fo:font-size="12pt" fo:letter-spacing="normal" fo:font-style="normal" fo:font-weight="normal" style:font-size-asian="12pt" style:font-size-complex="12pt"/>
    </style:style>
    <style:style style:name="T6" style:family="text">
      <style:text-properties fo:font-variant="normal" fo:text-transform="none" style:use-window-font-color="true" fo:letter-spacing="normal" fo:font-style="normal" fo:font-weight="normal"/>
    </style:style>
    <style:style style:name="T7" style:family="text">
      <style:text-properties fo:font-variant="normal" fo:text-transform="none" fo:color="#0087eb" style:text-line-through-style="none" style:font-name="Georgia" fo:font-size="11.25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87eb" style:text-line-through-style="none" fo:font-size="11.25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87eb" style:text-line-through-style="none" fo:letter-spacing="normal" fo:font-style="normal" style:text-underline-style="none" fo:font-weight="normal" style:text-blinking="false"/>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style:text-line-through-style="none" fo:letter-spacing="normal" fo:font-style="normal" style:text-underline-style="none" fo:font-weight="normal" style:text-blinking="false"/>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use-window-font-color="true"/>
    </style:style>
    <style:style style:name="T15" style:family="text">
      <style:text-properties style:use-window-font-color="true" style:font-name="Times New Roman" fo:font-size="12pt" style:font-size-asian="12pt" style:font-size-complex="12pt"/>
    </style:style>
    <style:style style:name="T16" style:family="text">
      <style:text-properties style:use-window-font-color="true" fo:font-size="12pt" style:font-size-asian="12pt" style:font-size-complex="12pt"/>
    </style:style>
    <style:style style:name="T17" style:family="text">
      <style:text-properties fo:color="#000000"/>
    </style:style>
    <style:style style:name="T18" style:family="text">
      <style:text-properties fo:color="#000000"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lge 7</text:p>
      <text:p text:style-name="P4">Jojo schreibt noch einen E-mail zum Ben, darin lernen wir, dass Ben sie nicht geantwortet hat. Reza kommt in und spricht mit Jojo über ihr Studium. Jojo studiert Pädagogik und Reza studiert Architektur. Reza fragt Jojo nach Lena. Rena sagt dass Mark nicht in der Uni seit Monaten gegangen ist. Am ende, bekommt Jojo eine Nachricht von Ben.</text:p>
      <text:p text:style-name="P4">Folge 8</text:p>
      <text:p text:style-name="P4">Jojos Aufnahmeprüfung ging sie wahrscheinlich gut. Sie trifft eine Frau, die Carla heisst, nach ihre Prüfung. Ein Freund von Jojo, Alex, kommt auch um eine Prüfung zu machen. Carla sagt dass nur einen Person kann den letzten Platz in der Klasse nehmen, Alex oder sie.</text:p>
      <text:p text:style-name="P4">Folge 9</text:p>
      <text:p text:style-name="P4">Jojo kommt nach Hause und ist nicht glücklich, obwohl sie angenommen war, weil Ben sie nicht abgeholt hat. Mark wusste nicht w<text:span text:style-name="T17">er Ben ist und fragte danach. Nach Jojo sagt dass er ihr Internetbekanntschaft ist, wurde Mark sehr böse. Er denkt dass Ben gewöhnlich nicht echt ist, und dass Jojo unischer ist. Jojo und Mark streiten sehr viel darauf.</text:span></text:p>
      <text:p text:style-name="P4">Folge 10</text:p>
      <text:p text:style-name="P5">Ben schriebt wieder nach Jojo und will sie um 17 an der Haltestelle Lohsestraße treffen. Da wartete sie für eine halbe Stunde aber Ben kommt nicht. Lena telefoniert sie und will mit ihr zum Kafee gehen, aber Jojo will nicht und erklärt sie ihre Situation. Lena sagt sie dass es gibt mehr als eins U-Bahn-Ausgang Lohsestraße, so vielleicht versetzt Ben sie nich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serif"/>
    <style:font-face style:name="Helvetica Neue" svg:font-family="'Helvetica Neue', Helvetica, Arial, sans-serif"/>
    <style:font-face style:name="Mangal1" svg:font-family="Manga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19T20:31:19.10</meta:creation-date>
    <dc:date>2016-02-19T21:07:35.83</dc:date>
    <dc:creator>Robert Ritchie</dc:creator>
    <meta:editing-duration>PT5M35S</meta:editing-duration>
    <meta:editing-cycles>2</meta:editing-cycles>
    <meta:generator>OpenOffice/4.1.1$Win32 OpenOffice.org_project/411m6$Build-9775</meta:generator>
    <meta:document-statistic meta:table-count="0" meta:image-count="0" meta:object-count="0" meta:page-count="1" meta:paragraph-count="8" meta:word-count="232" meta:character-count="1342"/>
  </office:meta>
</office:document-meta>
</file>